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7.07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99ff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Yes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00cc" style:text-align-source="fix" style:repeat-content="false" fo:border="0.99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5000b" style:text-align-source="fix" style:repeat-content="false" fo:border="0.99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5000b" style:text-align-source="fix" style:repeat-content="false" fo:wrap-option="wrap" fo:border="0.99pt solid #000000"/>
      <style:paragraph-properties fo:text-align="center" fo:margin-left="0cm"/>
      <style:text-properties fo:color="#ffffff" style:text-outline="false" style:text-line-through-styl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99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untry="none" style:font-size-asian="13pt" style:font-size-complex="13pt"/>
    </style:style>
  </office:automatic-styles>
  <office:body>
    <office:spreadsheet>
      <table:table table:name="Block 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16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2" table:default-cell-style-name="ce3"/>
        <table:table-row table:style-name="ro1">
          <table:table-cell table:style-name="ce1" office:value-type="string" calcext:value-type="string">
            <text:p>Block #</text:p>
          </table:table-cell>
          <table:table-cell table:style-name="ce4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Sizeble</text:p>
          </table:table-cell>
          <table:table-cell table:style-name="ce12" office:value-type="string" calcext:value-type="string">
            <text:p>Hitable</text:p>
          </table:table-cell>
          <table:table-cell table:style-name="ce12" office:value-type="string" calcext:value-type="string">
            <text:p>Danger</text:p>
          </table:table-cell>
          <table:table-cell table:style-name="ce12" office:value-type="string" calcext:value-type="string">
            <text:p>Slope Slide</text:p>
          </table:table-cell>
          <table:table-cell table:style-name="ce14" office:value-type="string" calcext:value-type="string">
            <text:p>Fataly</text:p>
          </table:table-cell>
          <table:table-cell table:style-name="ce12" office:value-type="string" calcext:value-type="string">
            <text:p>Transparent</text:p>
          </table:table-cell>
          <table:table-cell table:style-name="ce12" office:value-type="string" calcext:value-type="string">
            <text:p>Destructible</text:p>
          </table:table-cell>
          <table:table-cell table:style-name="ce12" office:value-type="string" calcext:value-type="string">
            <text:p>Jumpble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Green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Grass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Grass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Grass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Wooden lo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Wooden lo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Wooden lo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Wooden 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Wooden 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Jump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Under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4x4 blo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Grass hill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Grass hill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Grass hill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2x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Grass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Flip-Flop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2x2 Castl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4x4 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4x4 blo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ig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uncher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Canno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anno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Wood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GhostHous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hostHous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GhostHouse floo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ig Bri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Woo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Woo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Woo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Green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u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Yellow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range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Magenta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Blue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Green hill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Dblue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Yellow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Switchble yellow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Disabled yellow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lue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witchble blue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Disabled blue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Green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Switchble Green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Disabled Green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ed ?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itchble Red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Disabled Red</text:p>
          </table:table-cell>
          <table:table-cell table:style-name="ce11" office:value-type="string" calcext:value-type="string">
            <text:p>Switchbl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g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2x2 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Tractor caterpillar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Mushroom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Green pip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Green pip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Home w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Big ?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Big 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Big Bri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Bonus w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Cav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Frozen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Frozen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Frozen 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Woo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Gras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Hited</text:p>
          </table:table-cell>
          <table:table-cell table:style-name="ce11" office:value-type="string" calcext:value-type="string">
            <text:p>Hited 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Help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On/Off</text:p>
          </table:table-cell>
          <table:table-cell table:style-name="ce11" office:value-type="string" calcext:value-type="string">
            <text:p>Switchbl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On/Off</text:p>
          </table:table-cell>
          <table:table-cell table:style-name="ce11" office:value-type="string" calcext:value-type="string">
            <text:p>Switchble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Stone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ombs only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Smal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Turned 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Turned vas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45 <text:span text:style-name="T1">º ground</text:span>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45 º ground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14 º ground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14 º ground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3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4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45 º cave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45 º cave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14 º cave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3x Cav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14 º cave 3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3x Cav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blue stone 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25 º blue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26 º blue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blue stone 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blue stone 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45 º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2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2x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25 º Grass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45 º Gras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45 º 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45 º Grass ground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25 º cav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25 º cav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25 º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Green 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Diggable sa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Green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Cora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Cloud platform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Sto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Lava dark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Lava light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Wooden 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Wooden 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Wooden spike sti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Lava dark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Spike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5" office:value-type="string" calcext:value-type="string">
            <text:p>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5" office:value-type="string" calcext:value-type="string">
            <text:p>Brid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5" office:value-type="string" calcext:value-type="string">
            <text:p>45 º 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5" office:value-type="string" calcext:value-type="string">
            <text:p>45 º 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5" office:value-type="string" calcext:value-type="string">
            <text:p>Castle wall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5" office:value-type="string" calcext:value-type="string">
            <text:p>Bricks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5" office:value-type="string" calcext:value-type="string">
            <text:p>Invisibl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 office:value-type="string" calcext:value-type="string">
            <text:p>Visible only if tanooki statue</text:p>
          </table:table-cell>
          <table:table-cell table:number-columns-repeated="1012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5" office:value-type="string" calcext:value-type="string">
            <text:p>25 º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5" office:value-type="string" calcext:value-type="string">
            <text:p>25 º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5" office:value-type="string" calcext:value-type="string">
            <text:p>25 º celling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5" office:value-type="string" calcext:value-type="string">
            <text:p>25 º celling lava 2x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5" office:value-type="string" calcext:value-type="string">
            <text:p>45 º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5" office:value-type="string" calcext:value-type="string">
            <text:p>45 º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5" office:value-type="string" calcext:value-type="string">
            <text:p>45 º Celling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5" office:value-type="string" calcext:value-type="string">
            <text:p>45 º Celling 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5" office:value-type="string" calcext:value-type="string">
            <text:p>Lava</text:p>
          </table:table-cell>
          <table:table-cell table:style-name="ce11" office:value-type="string" calcext:value-type="string">
            <text:p>Lava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5" office:value-type="string" calcext:value-type="string">
            <text:p>Color castl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5" office:value-type="string" calcext:value-type="string">
            <text:p>Bob-omb imag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5" office:value-type="string" calcext:value-type="string">
            <text:p>Vegetable machi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5" office:value-type="string" calcext:value-type="string">
            <text:p>Vegetable machi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5" office:value-type="string" calcext:value-type="string">
            <text:p>Vegetable machin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5" office:value-type="string" calcext:value-type="string">
            <text:p>Vase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5" office:value-type="string" calcext:value-type="string">
            <text:p>Drilling spikes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5" office:value-type="string" calcext:value-type="string">
            <text:p>45 º celling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5" office:value-type="string" calcext:value-type="string">
            <text:p>Gray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5" office:value-type="string" calcext:value-type="string">
            <text:p>Steel pipe</text:p>
          </table:table-cell>
          <table:table-cell table:style-name="ce11" office:value-type="string" calcext:value-type="string">
            <text:p>Pipe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5" office:value-type="string" calcext:value-type="string">
            <text:p>Big clou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5" office:value-type="string" calcext:value-type="string">
            <text:p>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5" office:value-type="string" calcext:value-type="string">
            <text:p>Colom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5" office:value-type="string" calcext:value-type="string">
            <text:p>Sizeble block</text:p>
          </table:table-cell>
          <table:table-cell table:style-name="ce11" office:value-type="string" calcext:value-type="string">
            <text:p>Sizble Block</text:p>
          </table:table-cell>
          <table:table-cell table:style-name="ce13" office:value-type="string" calcext:value-type="string">
            <text:p>Ye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5" office:value-type="string" calcext:value-type="string">
            <text:p>Jelleyfish</text:p>
          </table:table-cell>
          <table:table-cell table:style-name="ce11" office:value-type="string" calcext:value-type="string">
            <text:p>Block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5" office:value-type="string" calcext:value-type="string">
            <text:p>Corals 2x2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5" office:value-type="string" calcext:value-type="string">
            <text:p>45 º 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5" office:value-type="string" calcext:value-type="string">
            <text:p>45 º 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5" office:value-type="string" calcext:value-type="string">
            <text:p>25 º wood block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5" office:value-type="string" calcext:value-type="string">
            <text:p>25 º wood block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5" office:value-type="string" calcext:value-type="string">
            <text:p>Bonus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5" office:value-type="string" calcext:value-type="string">
            <text:p>25 º wood celling 2x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5" office:value-type="string" calcext:value-type="string">
            <text:p>Woo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5" office:value-type="string" calcext:value-type="string">
            <text:p>Hitable 2x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5" office:value-type="string" calcext:value-type="string">
            <text:p>25 º Grass ground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5" office:value-type="string" calcext:value-type="string">
            <text:p>Ground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5" office:value-type="string" calcext:value-type="string">
            <text:p>Frozed coin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re only</text:p>
          </table:table-cell>
          <table:table-cell table:style-name="ce13" office:value-type="string" calcext:value-type="string">
            <text:p>No</text:p>
          </table:table-cell>
          <table:table-cell table:style-name="ce18" office:value-type="string" calcext:value-type="string">
            <text:p>On destruction, turns into npc-10</text:p>
          </table:table-cell>
          <table:table-cell table:number-columns-repeated="1012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5" office:value-type="string" calcext:value-type="string">
            <text:p>Frozen Muncher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Fire only</text:p>
          </table:table-cell>
          <table:table-cell table:style-name="ce13" office:value-type="string" calcext:value-type="string">
            <text:p>No</text:p>
          </table:table-cell>
          <table:table-cell table:style-name="ce18" office:value-type="string" calcext:value-type="string">
            <text:p>On destruction, turns into block-109</text:p>
          </table:table-cell>
          <table:table-cell table:number-columns-repeated="1012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5" office:value-type="string" calcext:value-type="string">
            <text:p>Mario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5" office:value-type="string" calcext:value-type="string">
            <text:p>Luigi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5" office:value-type="string" calcext:value-type="string">
            <text:p>Peach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9" office:value-type="string" calcext:value-type="string">
            <text:p>Toad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5" office:value-type="string" calcext:value-type="string">
            <text:p>Mario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5" office:value-type="string" calcext:value-type="string">
            <text:p>Luigi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5" office:value-type="string" calcext:value-type="string">
            <text:p>Peach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5" office:value-type="string" calcext:value-type="string">
            <text:p>Toad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5" office:value-type="string" calcext:value-type="string">
            <text:p>Stone ball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5" office:value-type="string" calcext:value-type="string">
            <text:p>Link switch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5" office:value-type="string" calcext:value-type="string">
            <text:p>Link block</text:p>
          </table:table-cell>
          <table:table-cell table:style-name="ce11" office:value-type="string" calcext:value-type="string">
            <text:p>Block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5" office:value-type="string" calcext:value-type="string">
            <text:p>Ice block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5" office:value-type="string" calcext:value-type="string">
            <text:p>Ice block 2x2</text:p>
          </table:table-cell>
          <table:table-cell table:style-name="ce11" office:value-type="string" calcext:value-type="string">
            <text:p>Block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5" office:value-type="string" calcext:value-type="string">
            <text:p>45 º san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5" office:value-type="string" calcext:value-type="string">
            <text:p>25 º sand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5" office:value-type="string" calcext:value-type="string">
            <text:p>45 º sand block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5" office:value-type="string" calcext:value-type="string">
            <text:p>25 º sand stone 2x</text:p>
          </table:table-cell>
          <table:table-cell table:style-name="ce11" office:value-type="string" calcext:value-type="string">
            <text:p>Block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8"/>
          <table:table-cell table:number-columns-repeated="1012"/>
        </table:table-row>
        <table:table-row table:style-name="ro3" table:number-rows-repeated="10479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lock list'.D2:'Block list'.K639">
            <calcext:condition calcext:apply-style-name="Yes" calcext:value="contains-text(&quot;Yes&quot;)" calcext:base-cell-address="'Block list'.D2"/>
            <calcext:condition calcext:apply-style-name="No" calcext:value="contains-text(&quot;No&quot;)" calcext:base-cell-address="'Block list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s" style:family="table-cell" style:parent-style-name="Default">
      <style:table-cell-properties fo:background-color="#ccffcc"/>
    </style:style>
    <style:style style:name="No" style:family="table-cell" style:parent-style-name="Default">
      <style:table-cell-properties fo:background-color="#ffcccc"/>
    </style:style>
  </office:styles>
  <office:automatic-styles>
    <style:page-layout style:name="Mpm1">
      <style:page-layout-properties fo:page-width="35.301cm" fo:page-height="34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.00.0000</text:date>, <text:time style:data-style-name="N2" text:time-value="17:42:21.3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9M17S</meta:editing-duration>
    <meta:editing-cycles>272</meta:editing-cycles>
    <meta:generator>LibreOffice/4.2.0.4$Windows_x86 LibreOffice_project/05dceb5d363845f2cf968344d7adab8dcfb2ba71</meta:generator>
    <dc:date>2014-03-13T17:47:26.010000000</dc:date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